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8983" officeooo:paragraph-rsid="000b8983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c072c" officeooo:paragraph-rsid="001c072c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6pt" officeooo:rsid="000b8983" officeooo:paragraph-rsid="000b8983" style:font-size-asian="16pt" style:font-size-complex="16pt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6pt" officeooo:rsid="000d3cce" officeooo:paragraph-rsid="000d3cce" style:font-size-asian="16pt" style:font-size-complex="16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6pt" officeooo:rsid="000d3cce" officeooo:paragraph-rsid="000f11b4" style:font-size-asian="16pt" style:font-size-complex="16pt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6pt" officeooo:paragraph-rsid="0010883b" style:font-size-asian="16pt" style:font-size-complex="16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6pt" officeooo:rsid="000e182c" officeooo:paragraph-rsid="000f11b4" style:font-size-asian="16pt" style:font-size-complex="16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6pt" officeooo:rsid="000f11b4" officeooo:paragraph-rsid="000f11b4" style:font-size-asian="16pt" style:font-size-complex="16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6pt" officeooo:rsid="0010883b" officeooo:paragraph-rsid="0010883b" style:font-size-asian="16pt" style:font-size-complex="16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6pt" officeooo:rsid="0012ee0e" officeooo:paragraph-rsid="0012ee0e" style:font-size-asian="16pt" style:font-size-complex="16pt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6pt" officeooo:rsid="00111c4b" officeooo:paragraph-rsid="00111c4b" style:font-size-asian="16pt" style:font-size-complex="16pt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6pt" officeooo:rsid="00140e33" officeooo:paragraph-rsid="00140e33" style:font-size-asian="16pt" style:font-size-complex="16pt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6pt" officeooo:rsid="001cbe59" officeooo:paragraph-rsid="001cbe59" style:font-size-asian="16pt" style:font-size-complex="16pt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6pt" officeooo:rsid="0014c1a2" officeooo:paragraph-rsid="0014c1a2" style:font-size-asian="16pt" style:font-size-complex="16pt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6pt" fo:font-style="normal" officeooo:rsid="0014c1a2" officeooo:paragraph-rsid="0014c1a2" style:font-size-asian="16pt" style:font-style-asian="normal" style:font-size-complex="16pt" style:font-style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6pt" fo:font-style="normal" officeooo:rsid="0014c1a2" officeooo:paragraph-rsid="001582ac" style:font-size-asian="16pt" style:font-style-asian="normal" style:font-size-complex="16pt" style:font-style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6pt" fo:font-style="normal" officeooo:rsid="001582ac" officeooo:paragraph-rsid="001582ac" style:font-size-asian="16pt" style:font-style-asian="normal" style:font-size-complex="16pt" style:font-style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0b8983"/>
    </style:style>
    <style:style style:name="P19" style:family="paragraph" style:parent-style-name="Title">
      <style:text-properties officeooo:rsid="001db9dc" officeooo:paragraph-rsid="001db9dc"/>
    </style:style>
    <style:style style:name="T1" style:family="text">
      <style:text-properties fo:font-size="16pt" officeooo:rsid="000b8983" style:font-size-asian="16pt" style:font-size-complex="16pt"/>
    </style:style>
    <style:style style:name="T2" style:family="text">
      <style:text-properties fo:font-size="16pt" officeooo:rsid="00135d40" style:font-size-asian="16pt" style:font-size-complex="16pt"/>
    </style:style>
    <style:style style:name="T3" style:family="text">
      <style:text-properties officeooo:rsid="000e182c"/>
    </style:style>
    <style:style style:name="T4" style:family="text">
      <style:text-properties officeooo:rsid="000f11b4"/>
    </style:style>
    <style:style style:name="T5" style:family="text">
      <style:text-properties officeooo:rsid="00111c4b"/>
    </style:style>
    <style:style style:name="T6" style:family="text">
      <style:text-properties officeooo:rsid="0012ee0e"/>
    </style:style>
    <style:style style:name="T7" style:family="text">
      <style:text-properties officeooo:rsid="00135d40"/>
    </style:style>
    <style:style style:name="T8" style:family="text">
      <style:text-properties officeooo:rsid="0014c1a2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582ac"/>
    </style:style>
    <style:style style:name="T12" style:family="text">
      <style:text-properties officeooo:rsid="0017592c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Черновик!</text:p>
      <text:p text:style-name="Title">Запись гибридного загрузочного iso-образа на USB-флэшку из-под Windows на примере «Linux Mint 20.3 Xfce iso»</text:p>
      <text:p text:style-name="P2">Предупреждение: все данные с USB-флэшки потеряются без возможности восстановления.</text:p>
      <text:p text:style-name="P1"/>
      <text:list xml:id="list267765976" text:style-name="L1">
        <text:list-item>
          <text:p text:style-name="P3">Определить разрядность установленной Windows.</text:p>
          <text:list>
            <text:list-item>
              <text:p text:style-name="P3">Запустить «dxdiag» (комбинация клавиш Win+R (Win — это кнопка с логотипом Windows на клавиатуре), затем ввести «dxdiag», затем «OK»)</text:p>
            </text:list-item>
            <text:list-item>
              <text:p text:style-name="P3">«Проверить наличие цифровой подписи?» - «Нет»</text:p>
            </text:list-item>
            <text:list-item>
              <text:p text:style-name="P4">В поле «Операционная система:» смотрим разрядность системы (64 или 32 бита)</text:p>
            </text:list-item>
          </text:list>
        </text:list-item>
        <text:list-item>
          <text:p text:style-name="P18"><text:span text:style-name="T1">Определить, включена ли аппаратная виртуализация (Intel VT-x или AMD-V). Если она поддерживается процессором и поддерживается в BIOS/UEFI, её можно ключить в BIOS/UEFI. (В </text:span><text:span text:style-name="T2">некоторых</text:span><text:span text:style-name="T1"> случаях если </text:span><text:span text:style-name="T2">VT-x/AMD-V </text:span><text:span text:style-name="T1">не поддерживается в BIOS, но поддерживается процессором, можно включить, записав значение 5 в MSR 0x3a (MSR = model-specific register). </text:span><text:span text:style-name="T2">Это работает если после загрузки системы в MSR 0x3a записано значение 0 (если 1, включить нельзя)</text:span><text:span text:style-name="T1">.)</text:span></text:p>
          <text:list>
            <text:list-item>
              <text:p text:style-name="P3">Если определить не получается <text:span text:style-name="T7">или определять не хочется</text:span>, считаем, что аппаратная виртуализация не поддерживается.</text:p>
            </text:list-item>
          </text:list>
        </text:list-item>
        <text:list-item>
          <text:p text:style-name="P4">Скачиваем VirtualBox</text:p>
          <text:list>
            <text:list-item>
              <text:p text:style-name="P4">Если аппаратная виртуализация не поддерживается или выключена, скачиваем версию VirualBox 6.0.24</text:p>
            </text:list-item>
            <text:list-item>
              <text:p text:style-name="P4">Если аппаратная виртуализация включена, скачиваем последнюю версию VirtualBox</text:p>
            </text:list-item>
          </text:list>
        </text:list-item>
        <text:list-item>
          <text:p text:style-name="P4">Скачиваем записываемый .iso-файл (файл A, в данном случае Linux Mint 20.3 Xfce) и .iso-файл (файл B, <text:span text:style-name="T3">в данном случае Debian </text:span>), которым будем записывать файл A на флэшку.</text:p>
          <text:list>
            <text:list-item>
              <text:list>
                <text:list-item>
                  <text:p text:style-name="P4"><text:soft-page-break/>Если включена аппаратная виртуализация, то A и B могут быть одним файлом (A=B)</text:p>
                </text:list-item>
                <text:list-item>
                  <text:p text:style-name="P5">Если файл A — 32-битный <text:span text:style-name="T3">(i386/</text:span><text:span text:style-name="T4">i486</text:span><text:span text:style-name="T3">/i586/i686//</text:span><text:span text:style-name="T4">ix86/</text:span><text:span text:style-name="T3">x86/</text:span><text:span text:style-name="T4">x32</text:span><text:span text:style-name="T3">)</text:span>, то можно A=B.</text:p>
                </text:list-item>
                <text:list-item>
                  <text:p text:style-name="P5">В других случаях (выключена аппаратная виртуализация и файл A — 64-битный <text:span text:style-name="T3">(x86_64/amd64/</text:span><text:span text:style-name="T4">x64</text:span><text:span text:style-name="T3">)</text:span>) файл B должен быть 32-битны<text:span text:style-name="T4">м</text:span> <text:span text:style-name="T3">(i386/</text:span><text:span text:style-name="T4">i486</text:span><text:span text:style-name="T3">/i586/ix86/x86/</text:span><text:span text:style-name="T4">x32</text:span><text:span text:style-name="T3">)</text:span>. <text:span text:style-name="T4">Можно найти 32-битные дистрибутивы Linux на </text:span><text:a xlink:type="simple" xlink:href="https://distrowatch.com/search.php" text:style-name="Internet_20_link" text:visited-style-name="Visited_20_Internet_20_Link"><text:span text:style-name="T4">https://distrowatch.com/search.php</text:span></text:a></text:p>
                </text:list-item>
              </text:list>
            </text:list-item>
            <text:list-item>
              <text:p text:style-name="P6"><text:span text:style-name="T4">В этом примере A = «inuxmint-20.3-xfce-64bit.iso», B = «</text:span>debian-live-11.3.0-i386-xfce.iso<text:span text:style-name="T4">»</text:span></text:p>
            </text:list-item>
            <text:list-item>
              <text:p text:style-name="P7"><text:span text:style-name="T4">Для каждого скачиваемого образа в</text:span>ыбираем метод скачивания <text:span text:style-name="T6">и переходим к скачиванию (пункт 4.4 или 4.5)</text:span>:</text:p>
              <text:list>
                <text:list-item>
                  <text:list>
                    <text:list-item>
                      <text:p text:style-name="P8">напрямую с сайта или зеркала</text:p>
                    </text:list-item>
                    <text:list-item>
                      <text:p text:style-name="P8">Через <text:span text:style-name="T6">B</text:span>it<text:span text:style-name="T6">T</text:span>orrent</text:p>
                    </text:list-item>
                    <text:list-item>
                      <text:p text:style-name="P8">Другой способ</text:p>
                    </text:list-item>
                  </text:list>
                </text:list-item>
                <text:list-item>
                  <text:p text:style-name="P9">В данном случае используем <text:span text:style-name="T6">B</text:span>it<text:span text:style-name="T6">T</text:span>orrent (при потере соединения можно продолжить загрузку позже)</text:p>
                </text:list-item>
              </text:list>
            </text:list-item>
            <text:list-item>
              <text:p text:style-name="P9">Загрузка через BitTorrent:</text:p>
              <text:list>
                <text:list-item>
                  <text:p text:style-name="P10">Установить BitTorrent-клиент (в примере — QbitTorrent)</text:p>
                </text:list-item>
                <text:list-item>
                  <text:p text:style-name="P10">Настроить BitTorrent-клиент</text:p>
                </text:list-item>
                <text:list-item>
                  <text:p text:style-name="P10">Скачать .torrent файл загрузки и открыть его в BitTorrent-клиенте, запустить загрузку</text:p>
                </text:list-item>
              </text:list>
            </text:list-item>
            <text:list-item>
              <text:p text:style-name="P10">Загрузка не через BitTorrent (в этом примере не рассматривается)</text:p>
            </text:list-item>
            <text:list-item>
              <text:p text:style-name="P9">Проверка sha256-хэш<text:span text:style-name="T6">ей</text:span> скачанных файлов</text:p>
              <text:list>
                <text:list-item>
                  <text:p text:style-name="P9">Скачать и установить 7zip с соответствующей битностью (32/64)</text:p>
                  <text:list>
                    <text:list-item>
                      <text:p text:style-name="P9">В этом примере битность 64bit (см. шаг 1 этой инструкции)</text:p>
                    </text:list-item>
                  </text:list>
                </text:list-item>
                <text:list-item>
                  <text:p text:style-name="P9">Через 7zip вычислить sha256-суммы скачанных файлов и сравнить с sha256-суммами исходных файлов</text:p>
                </text:list-item>
                <text:list-item>
                  <text:p text:style-name="P9">Если сумма не совпадает, удалить и заново скачать файл. <text:span text:style-name="T5">И перейти к пункту 4.</text:span><text:span text:style-name="T6">3</text:span><text:span text:style-name="T5">.</text:span></text:p>
                </text:list-item>
              </text:list>
            </text:list-item>
          </text:list>
        </text:list-item>
        <text:list-item>
          <text:p text:style-name="P11">Устанавливаем скачанный VirtualBox</text:p>
        </text:list-item>
        <text:list-item>
          <text:p text:style-name="P12">Скачиваем и устанавливаем VirtualBox Extension Pack, соответствующий версии VirtualBox</text:p>
        </text:list-item>
        <text:list-item>
          <text:p text:style-name="P11">Создаём в VirtualBox виртуальную машину.</text:p>
          <text:list>
            <text:list-item>
              <text:p text:style-name="P11"><text:soft-page-break/>Тип: Linux</text:p>
            </text:list-item>
            <text:list-item>
              <text:p text:style-name="P11">Версия: Other Linux (32-bit или 64-bit, по разрядности файла B)</text:p>
            </text:list-item>
            <text:list-item>
              <text:p text:style-name="P11">Ускорение: если не включена аппаратная виртуализация, то отключить ускорение</text:p>
            </text:list-item>
            <text:list-item>
              <text:p text:style-name="P11">Процессор: включить PAE/NX</text:p>
            </text:list-item>
            <text:list-item>
              <text:p text:style-name="P11">Порядок загрузки: только «Оптический диск»</text:p>
            </text:list-item>
            <text:list-item>
              <text:p text:style-name="P11">Размер ОЗУ (оперативная память): 1024MiB (1 MiB = 1024 KiB, 1 KiB = 1024 B. 1 MiB = 1048576 B ≈ 1 MB = 1000000 B). Можно указать «1024 МБ». <text:span text:style-name="T11">(Если памяти не хватает, можно попробовать размер 768МБ; если система не загружается, можно попробовать размер 1536 МБ, 2048 МБ, </text:span><text:span text:style-name="T12">больше. Если памяти сильно не хватает, можно использовать виртуальный жёсткий диск размером 2 GB, загрузить виртуальную машину с образа debian netinst, войти в экспертную установку, перейти в shell, создать через parted и mkswap таблицу разделов, раздел swap и структуру swap на этом разделе. Потом при загрузке образа B этот swap-раздел может быть подключен</text:span><text:span text:style-name="T11">)</text:span></text:p>
            </text:list-item>
            <text:list-item>
              <text:p text:style-name="P11">Носители:</text:p>
              <text:list>
                <text:list-item>
                  <text:p text:style-name="P13">CD-ROMы</text:p>
                  <text:list>
                    <text:list-item>
                      <text:p text:style-name="P11">Если A ≠ B, то (сначала B, потом A):</text:p>
                      <text:list>
                        <text:list-item>
                          <text:p text:style-name="P11">CD-ROM файл B</text:p>
                        </text:list-item>
                        <text:list-item>
                          <text:p text:style-name="P11">CD-ROM файл A</text:p>
                        </text:list-item>
                      </text:list>
                    </text:list-item>
                    <text:list-item>
                      <text:p text:style-name="P11">Если A=B:</text:p>
                      <text:list>
                        <text:list-item>
                          <text:p text:style-name="P11">CD-ROM файл A</text:p>
                        </text:list-item>
                      </text:list>
                    </text:list-item>
                  </text:list>
                </text:list-item>
                <text:list-item>
                  <text:p text:style-name="P13">Жёсткие диски</text:p>
                  <text:list>
                    <text:list-item>
                      <text:p text:style-name="P13">Жёсткий диск на 4 GB для swap</text:p>
                    </text:list-item>
                  </text:list>
                </text:list-item>
              </text:list>
            </text:list-item>
            <text:list-item>
              <text:p text:style-name="P11">Видеокарта: VMSVGA</text:p>
            </text:list-item>
            <text:list-item>
              <text:p text:style-name="P11">Видеопамять: 7 МБ</text:p>
            </text:list-item>
          </text:list>
        </text:list-item>
        <text:list-item>
          <text:p text:style-name="P12">Запускаем <text:span text:style-name="T8">виртуальную машину и ждём, пока загрузится система с образа B</text:span></text:p>
        </text:list-item>
        <text:list-item>
          <text:p text:style-name="P14">Если окружение рабочего стола — Xfce, отключаем управление томами (чтобы флэшку открыли (не примонтировали) при её пробросе)</text:p>
        </text:list-item>
        <text:list-item>
          <text:p text:style-name="P14">Прожиг флэшки</text:p>
          <text:list>
            <text:list-item>
              <text:p text:style-name="P14">Запускаем в виртуальной машине терминал</text:p>
            </text:list-item>
            <text:list-item>
              <text:p text:style-name="P14">получаем права root:</text:p>
              <text:list>
                <text:list-item>
                  <text:p text:style-name="P14">sudo -i</text:p>
                </text:list-item>
              </text:list>
            </text:list-item>
            <text:list-item>
              <text:p text:style-name="P14"><text:soft-page-break/>выводим список устройств:</text:p>
              <text:list>
                <text:list-item>
                  <text:p text:style-name="P14">lsblk</text:p>
                </text:list-item>
              </text:list>
            </text:list-item>
            <text:list-item>
              <text:p text:style-name="P14">запускаем второй терминал и получаем права root</text:p>
            </text:list-item>
            <text:list-item>
              <text:p text:style-name="P14">пробрасываем флэшку в виртуальную машину</text:p>
            </text:list-item>
            <text:list-item>
              <text:p text:style-name="P14">во втором терминале запускаем lsblk и смотрим, какое устройство появилось (которого не было в выводе lsblk при первом запуске lsblk). Это устройство флэшки и разделы на нём (имена разделов начинаются с имени устройства)</text:p>
            </text:list-item>
            <text:list-item>
              <text:p text:style-name="P14">Отмонтируем устройство флэшки и все её разделы</text:p>
            </text:list-item>
            <text:list-item>
              <text:p text:style-name="P14">Определяем устройство файла A. Если CD-ROM-ов 2 штуки, это должно быть «<text:span text:style-name="T9">/dev/sr1»</text:span><text:span text:style-name="T10">, иначе «</text:span><text:span text:style-name="T9">/dev/sr0»</text:span></text:p>
            </text:list-item>
            <text:list-item>
              <text:p text:style-name="P15">Прожигаем файл A на устройство флэшки. Эта операция УДАЛИТ ВСЕ ИМЕЮЩИЕСЯ ДАННЫЕ с флэшки и удалит разделы с флэшки (для хранения данных на флэшке сначала надо будет отформатировать её через gparted (создать таблицу разделов, раздел NTFS/FAT32))</text:p>
              <text:list>
                <text:list-item>
                  <text:p text:style-name="P15"><text:span text:style-name="T11">Запуск dd. В</text:span> любом терминале с правами root:</text:p>
                  <text:list>
                    <text:list-item>
                      <text:p text:style-name="P17">Шаблон:</text:p>
                      <text:list>
                        <text:list-item>
                          <text:p text:style-name="P16">dd if=&lt;устройство файла A&gt; of=&lt;устройство флэшки&gt; <text:span text:style-name="T11">bs=1M conv=notrunc,noerror iflag=fullblock oflag=sync status=progress</text:span></text:p>
                        </text:list-item>
                      </text:list>
                    </text:list-item>
                    <text:list-item>
                      <text:p text:style-name="P17">Пример:</text:p>
                      <text:list>
                        <text:list-item>
                          <text:p text:style-name="P16">dd if=/<text:span text:style-name="T11">dev/sr1</text:span> of=/<text:span text:style-name="T11">dev/sda</text:span> <text:span text:style-name="T11">bs=1M conv=notrunc,noerror iflag=fullblock oflag=sync status=progres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7">Запуск sync. В любом терминале:</text:p>
                  <text:list>
                    <text:list-item>
                      <text:p text:style-name="P17">sync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Выключаем виртуальную машину через меню в запущенной системе с файла B</text:p>
        </text:list-item>
        <text:list-item>
          <text:p text:style-name="P17">Готово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09:12:29.433840336</meta:creation-date>
    <dc:date>2022-05-29T00:57:24.115271855</dc:date>
    <meta:editing-duration>PT51M35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4" meta:paragraph-count="75" meta:word-count="805" meta:character-count="5747" meta:non-whitespace-character-count="4940"/>
  </office:meta>
</office:document-meta>
</file>